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F:10:00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1]*8" office:value-type="float" office:value="80">
            <text:p>80</text:p>
          </table:table-cell>
          <table:table-cell table:formula="of:= [.B1]*5" office:value-type="float" office:value="50">
            <text:p>50</text:p>
          </table:table-cell>
          <table:table-cell table:formula="of:=[.B1]*[.C1]" office:value-type="float" office:value="50">
            <text:p>50</text:p>
          </table:table-cell>
          <table:table-cell table:formula="of:=[.B1]/[.B$28]" office:value-type="float" office:value="0.020703933747412">
            <text:p>0,0207039337</text:p>
          </table:table-cell>
          <table:table-cell table:formula="of:= LN([.G1]) / LN(2) *(-1)" office:value-type="float" office:value="5.59395128394841">
            <text:p>5,5939512839</text:p>
          </table:table-cell>
          <table:table-cell table:formula="of:=[.G1]*[.H1]" office:value-type="float" office:value="0.115816796769118">
            <text:p>0,1158167968</text:p>
          </table:table-cell>
        </table:table-row>
        <table:table-row table:style-name="ro1">
          <table:table-cell office:value-type="string">
            <text:p>Q:5:0000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B2]*8" office:value-type="float" office:value="40">
            <text:p>40</text:p>
          </table:table-cell>
          <table:table-cell table:formula="of:= [.B2]*5" office:value-type="float" office:value="25">
            <text:p>25</text:p>
          </table:table-cell>
          <table:table-cell table:formula="of:=[.B2]*[.C2]" office:value-type="float" office:value="30">
            <text:p>30</text:p>
          </table:table-cell>
          <table:table-cell table:formula="of:=[.B2]/[.B$28]" office:value-type="float" office:value="0.010351966873706">
            <text:p>0,0103519669</text:p>
          </table:table-cell>
          <table:table-cell table:formula="of:= LN([.G2]) / LN(2) *(-1)" office:value-type="float" office:value="6.59395128394841">
            <text:p>6,5939512839</text:p>
          </table:table-cell>
          <table:table-cell table:formula="of:=[.G2]*[.H2]" office:value-type="float" office:value="0.0682603652582651">
            <text:p>0,0682603653</text:p>
          </table:table-cell>
        </table:table-row>
        <table:table-row table:style-name="ro1">
          <table:table-cell office:value-type="string">
            <text:p>G:3:00001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3]*8" office:value-type="float" office:value="24">
            <text:p>24</text:p>
          </table:table-cell>
          <table:table-cell table:formula="of:= [.B3]*5" office:value-type="float" office:value="15">
            <text:p>15</text:p>
          </table:table-cell>
          <table:table-cell table:formula="of:=[.B3]*[.C3]" office:value-type="float" office:value="21">
            <text:p>21</text:p>
          </table:table-cell>
          <table:table-cell table:formula="of:=[.B3]/[.B$28]" office:value-type="float" office:value="0.0062111801242236">
            <text:p>0,0062111801</text:p>
          </table:table-cell>
          <table:table-cell table:formula="of:= LN([.G3]) / LN(2) *(-1)" office:value-type="float" office:value="7.33091687811462">
            <text:p>7,3309168781</text:p>
          </table:table-cell>
          <table:table-cell table:formula="of:=[.G3]*[.H3]" office:value-type="float" office:value="0.0455336452056809">
            <text:p>0,0455336452</text:p>
          </table:table-cell>
        </table:table-row>
        <table:table-row table:style-name="ro1">
          <table:table-cell office:value-type="string">
            <text:p>K:0:000011100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B4]*8" office:value-type="float" office:value="0">
            <text:p>0</text:p>
          </table:table-cell>
          <table:table-cell table:formula="of:= [.B4]*5" office:value-type="float" office:value="0">
            <text:p>0</text:p>
          </table:table-cell>
          <table:table-cell table:formula="of:=[.B4]*[.C4]" office:value-type="float" office:value="0">
            <text:p>0</text:p>
          </table:table-cell>
          <table:table-cell table:formula="of:=[.B4]/[.B$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4]*[.H4]" office:value-type="float" office:value="0">
            <text:p>0</text:p>
          </table:table-cell>
        </table:table-row>
        <table:table-row table:style-name="ro1">
          <table:table-cell office:value-type="string">
            <text:p>W:0:0000111000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.B5]*8" office:value-type="float" office:value="0">
            <text:p>0</text:p>
          </table:table-cell>
          <table:table-cell table:formula="of:= [.B5]*5" office:value-type="float" office:value="0">
            <text:p>0</text:p>
          </table:table-cell>
          <table:table-cell table:formula="of:=[.B5]*[.C5]" office:value-type="float" office:value="0">
            <text:p>0</text:p>
          </table:table-cell>
          <table:table-cell table:formula="of:=[.B5]/[.B$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5]*[.H5]" office:value-type="float" office:value="0">
            <text:p>0</text:p>
          </table:table-cell>
        </table:table-row>
        <table:table-row table:style-name="ro1">
          <table:table-cell office:value-type="string">
            <text:p>X:0:0000111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B6]*8" office:value-type="float" office:value="0">
            <text:p>0</text:p>
          </table:table-cell>
          <table:table-cell table:formula="of:= [.B6]*5" office:value-type="float" office:value="0">
            <text:p>0</text:p>
          </table:table-cell>
          <table:table-cell table:formula="of:=[.B6]*[.C6]" office:value-type="float" office:value="0">
            <text:p>0</text:p>
          </table:table-cell>
          <table:table-cell table:formula="of:=[.B6]/[.B$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G6]*[.H6]" office:value-type="float" office:value="0">
            <text:p>0</text:p>
          </table:table-cell>
        </table:table-row>
        <table:table-row table:style-name="ro1">
          <table:table-cell office:value-type="string">
            <text:p>Y:1:00001110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B7]*8" office:value-type="float" office:value="8">
            <text:p>8</text:p>
          </table:table-cell>
          <table:table-cell table:formula="of:= [.B7]*5" office:value-type="float" office:value="5">
            <text:p>5</text:p>
          </table:table-cell>
          <table:table-cell table:formula="of:=[.B7]*[.C7]" office:value-type="float" office:value="9">
            <text:p>9</text:p>
          </table:table-cell>
          <table:table-cell table:formula="of:=[.B7]/[.B$28]" office:value-type="float" office:value="0.0020703933747412">
            <text:p>0,0020703934</text:p>
          </table:table-cell>
          <table:table-cell table:formula="of:= LN([.G7]) / LN(2) *(-1)" office:value-type="float" office:value="8.91587937883577">
            <text:p>8,9158793788</text:p>
          </table:table-cell>
          <table:table-cell table:formula="of:=[.G7]*[.H7]" office:value-type="float" office:value="0.0184593775959333">
            <text:p>0,0184593776</text:p>
          </table:table-cell>
        </table:table-row>
        <table:table-row table:style-name="ro1">
          <table:table-cell office:value-type="string">
            <text:p>B:3:000011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B8]*8" office:value-type="float" office:value="24">
            <text:p>24</text:p>
          </table:table-cell>
          <table:table-cell table:formula="of:= [.B8]*5" office:value-type="float" office:value="15">
            <text:p>15</text:p>
          </table:table-cell>
          <table:table-cell table:formula="of:=[.B8]*[.C8]" office:value-type="float" office:value="24">
            <text:p>24</text:p>
          </table:table-cell>
          <table:table-cell table:formula="of:=[.B8]/[.B$28]" office:value-type="float" office:value="0.0062111801242236">
            <text:p>0,0062111801</text:p>
          </table:table-cell>
          <table:table-cell table:formula="of:= LN([.G8]) / LN(2) *(-1)" office:value-type="float" office:value="7.33091687811462">
            <text:p>7,3309168781</text:p>
          </table:table-cell>
          <table:table-cell table:formula="of:=[.G8]*[.H8]" office:value-type="float" office:value="0.0455336452056809">
            <text:p>0,0455336452</text:p>
          </table:table-cell>
        </table:table-row>
        <table:table-row table:style-name="ro1">
          <table:table-cell office:value-type="string">
            <text:p>M:12:000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B9]*8" office:value-type="float" office:value="96">
            <text:p>96</text:p>
          </table:table-cell>
          <table:table-cell table:formula="of:= [.B9]*5" office:value-type="float" office:value="60">
            <text:p>60</text:p>
          </table:table-cell>
          <table:table-cell table:formula="of:=[.B9]*[.C9]" office:value-type="float" office:value="60">
            <text:p>60</text:p>
          </table:table-cell>
          <table:table-cell table:formula="of:=[.B9]/[.B$28]" office:value-type="float" office:value="0.0248447204968944">
            <text:p>0,0248447205</text:p>
          </table:table-cell>
          <table:table-cell table:formula="of:= LN([.G9]) / LN(2) *(-1)" office:value-type="float" office:value="5.33091687811462">
            <text:p>5,3309168781</text:p>
          </table:table-cell>
          <table:table-cell table:formula="of:=[.G9]*[.H9]" office:value-type="float" office:value="0.132445139828935">
            <text:p>0,1324451398</text:p>
          </table:table-cell>
        </table:table-row>
        <table:table-row table:style-name="ro1">
          <table:table-cell office:value-type="string">
            <text:p>V:12:000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B10]*8" office:value-type="float" office:value="96">
            <text:p>96</text:p>
          </table:table-cell>
          <table:table-cell table:formula="of:= [.B10]*5" office:value-type="float" office:value="60">
            <text:p>60</text:p>
          </table:table-cell>
          <table:table-cell table:formula="of:=[.B10]*[.C10]" office:value-type="float" office:value="60">
            <text:p>60</text:p>
          </table:table-cell>
          <table:table-cell table:formula="of:=[.B10]/[.B$28]" office:value-type="float" office:value="0.0248447204968944">
            <text:p>0,0248447205</text:p>
          </table:table-cell>
          <table:table-cell table:formula="of:= LN([.G10]) / LN(2) *(-1)" office:value-type="float" office:value="5.33091687811462">
            <text:p>5,3309168781</text:p>
          </table:table-cell>
          <table:table-cell table:formula="of:=[.G10]*[.H10]" office:value-type="float" office:value="0.132445139828935">
            <text:p>0,1324451398</text:p>
          </table:table-cell>
        </table:table-row>
        <table:table-row table:style-name="ro1">
          <table:table-cell office:value-type="string">
            <text:p>R:24:00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B11]*8" office:value-type="float" office:value="192">
            <text:p>192</text:p>
          </table:table-cell>
          <table:table-cell table:formula="of:= [.B11]*5" office:value-type="float" office:value="120">
            <text:p>120</text:p>
          </table:table-cell>
          <table:table-cell table:formula="of:=[.B11]*[.C11]" office:value-type="float" office:value="96">
            <text:p>96</text:p>
          </table:table-cell>
          <table:table-cell table:formula="of:=[.B11]/[.B$28]" office:value-type="float" office:value="0.0496894409937888">
            <text:p>0,049689441</text:p>
          </table:table-cell>
          <table:table-cell table:formula="of:= LN([.G11]) / LN(2) *(-1)" office:value-type="float" office:value="4.33091687811462">
            <text:p>4,3309168781</text:p>
          </table:table-cell>
          <table:table-cell table:formula="of:=[.G11]*[.H11]" office:value-type="float" office:value="0.21520083866408">
            <text:p>0,2152008387</text:p>
          </table:table-cell>
        </table:table-row>
        <table:table-row table:style-name="ro1">
          <table:table-cell office:value-type="string">
            <text:p>O:25:001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B12]*8" office:value-type="float" office:value="200">
            <text:p>200</text:p>
          </table:table-cell>
          <table:table-cell table:formula="of:= [.B12]*5" office:value-type="float" office:value="125">
            <text:p>125</text:p>
          </table:table-cell>
          <table:table-cell table:formula="of:=[.B12]*[.C12]" office:value-type="float" office:value="100">
            <text:p>100</text:p>
          </table:table-cell>
          <table:table-cell table:formula="of:=[.B12]/[.B$28]" office:value-type="float" office:value="0.05175983436853">
            <text:p>0,0517598344</text:p>
          </table:table-cell>
          <table:table-cell table:formula="of:= LN([.G12]) / LN(2) *(-1)" office:value-type="float" office:value="4.27202318906105">
            <text:p>4,2720231891</text:p>
          </table:table-cell>
          <table:table-cell table:formula="of:=[.G12]*[.H12]" office:value-type="float" office:value="0.221119212684319">
            <text:p>0,2211192127</text:p>
          </table:table-cell>
        </table:table-row>
        <table:table-row table:style-name="ro1">
          <table:table-cell office:value-type="string">
            <text:p>A:50:0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f:=[.B13]*8" office:value-type="float" office:value="400">
            <text:p>400</text:p>
          </table:table-cell>
          <table:table-cell table:formula="of:= [.B13]*5" office:value-type="float" office:value="250">
            <text:p>250</text:p>
          </table:table-cell>
          <table:table-cell table:formula="of:=[.B13]*[.C13]" office:value-type="float" office:value="150">
            <text:p>150</text:p>
          </table:table-cell>
          <table:table-cell table:formula="of:=[.B13]/[.B$28]" office:value-type="float" office:value="0.10351966873706">
            <text:p>0,1035196687</text:p>
          </table:table-cell>
          <table:table-cell table:formula="of:= LN([.G13]) / LN(2) *(-1)" office:value-type="float" office:value="3.27202318906105">
            <text:p>3,2720231891</text:p>
          </table:table-cell>
          <table:table-cell table:formula="of:=[.G13]*[.H13]" office:value-type="float" office:value="0.338718756631578">
            <text:p>0,3387187566</text:p>
          </table:table-cell>
        </table:table-row>
        <table:table-row table:style-name="ro1">
          <table:table-cell office:value-type="string">
            <text:p>C:13:0110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B14]*8" office:value-type="float" office:value="104">
            <text:p>104</text:p>
          </table:table-cell>
          <table:table-cell table:formula="of:= [.B14]*5" office:value-type="float" office:value="65">
            <text:p>65</text:p>
          </table:table-cell>
          <table:table-cell table:formula="of:=[.B14]*[.C14]" office:value-type="float" office:value="65">
            <text:p>65</text:p>
          </table:table-cell>
          <table:table-cell table:formula="of:=[.B14]/[.B$28]" office:value-type="float" office:value="0.0269151138716356">
            <text:p>0,0269151139</text:p>
          </table:table-cell>
          <table:table-cell table:formula="of:= LN([.G14]) / LN(2) *(-1)" office:value-type="float" office:value="5.21543966069468">
            <text:p>5,2154396607</text:p>
          </table:table-cell>
          <table:table-cell table:formula="of:=[.G14]*[.H14]" office:value-type="float" office:value="0.140374152358242">
            <text:p>0,1403741524</text:p>
          </table:table-cell>
        </table:table-row>
        <table:table-row table:style-name="ro1">
          <table:table-cell office:value-type="string">
            <text:p>D:13:0110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formula="of:=[.B15]*8" office:value-type="float" office:value="104">
            <text:p>104</text:p>
          </table:table-cell>
          <table:table-cell table:formula="of:= [.B15]*5" office:value-type="float" office:value="65">
            <text:p>65</text:p>
          </table:table-cell>
          <table:table-cell table:formula="of:=[.B15]*[.C15]" office:value-type="float" office:value="65">
            <text:p>65</text:p>
          </table:table-cell>
          <table:table-cell table:formula="of:=[.B15]/[.B$28]" office:value-type="float" office:value="0.0269151138716356">
            <text:p>0,0269151139</text:p>
          </table:table-cell>
          <table:table-cell table:formula="of:= LN([.G15]) / LN(2) *(-1)" office:value-type="float" office:value="5.21543966069468">
            <text:p>5,2154396607</text:p>
          </table:table-cell>
          <table:table-cell table:formula="of:=[.G15]*[.H15]" office:value-type="float" office:value="0.140374152358242">
            <text:p>0,1403741524</text:p>
          </table:table-cell>
        </table:table-row>
        <table:table-row table:style-name="ro1">
          <table:table-cell office:value-type="string">
            <text:p>P:14:011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B16]*8" office:value-type="float" office:value="112">
            <text:p>112</text:p>
          </table:table-cell>
          <table:table-cell table:formula="of:= [.B16]*5" office:value-type="float" office:value="70">
            <text:p>70</text:p>
          </table:table-cell>
          <table:table-cell table:formula="of:=[.B16]*[.C16]" office:value-type="float" office:value="70">
            <text:p>70</text:p>
          </table:table-cell>
          <table:table-cell table:formula="of:=[.B16]/[.B$28]" office:value-type="float" office:value="0.0289855072463768">
            <text:p>0,0289855072</text:p>
          </table:table-cell>
          <table:table-cell table:formula="of:= LN([.G16]) / LN(2) *(-1)" office:value-type="float" office:value="5.10852445677817">
            <text:p>5,1085244568</text:p>
          </table:table-cell>
          <table:table-cell table:formula="of:=[.G16]*[.H16]" office:value-type="float" office:value="0.148073172660237">
            <text:p>0,1480731727</text:p>
          </table:table-cell>
        </table:table-row>
        <table:table-row table:style-name="ro1">
          <table:table-cell office:value-type="string">
            <text:p>H:7:0111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7]*8" office:value-type="float" office:value="56">
            <text:p>56</text:p>
          </table:table-cell>
          <table:table-cell table:formula="of:= [.B17]*5" office:value-type="float" office:value="35">
            <text:p>35</text:p>
          </table:table-cell>
          <table:table-cell table:formula="of:=[.B17]*[.C17]" office:value-type="float" office:value="42">
            <text:p>42</text:p>
          </table:table-cell>
          <table:table-cell table:formula="of:=[.B17]/[.B$28]" office:value-type="float" office:value="0.0144927536231884">
            <text:p>0,0144927536</text:p>
          </table:table-cell>
          <table:table-cell table:formula="of:= LN([.G17]) / LN(2) *(-1)" office:value-type="float" office:value="6.10852445677817">
            <text:p>6,1085244568</text:p>
          </table:table-cell>
          <table:table-cell table:formula="of:=[.G17]*[.H17]" office:value-type="float" office:value="0.0885293399533068">
            <text:p>0,08852934</text:p>
          </table:table-cell>
        </table:table-row>
        <table:table-row table:style-name="ro1">
          <table:table-cell office:value-type="string">
            <text:p>Z:4:01111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B18]*8" office:value-type="float" office:value="32">
            <text:p>32</text:p>
          </table:table-cell>
          <table:table-cell table:formula="of:= [.B18]*5" office:value-type="float" office:value="20">
            <text:p>20</text:p>
          </table:table-cell>
          <table:table-cell table:formula="of:=[.B18]*[.C18]" office:value-type="float" office:value="28">
            <text:p>28</text:p>
          </table:table-cell>
          <table:table-cell table:formula="of:=[.B18]/[.B$28]" office:value-type="float" office:value="0.0082815734989648">
            <text:p>0,0082815735</text:p>
          </table:table-cell>
          <table:table-cell table:formula="of:= LN([.G18]) / LN(2) *(-1)" office:value-type="float" office:value="6.91587937883577">
            <text:p>6,9158793788</text:p>
          </table:table-cell>
          <table:table-cell table:formula="of:=[.G18]*[.H18]" office:value-type="float" office:value="0.0572743633858035">
            <text:p>0,0572743634</text:p>
          </table:table-cell>
        </table:table-row>
        <table:table-row table:style-name="ro1">
          <table:table-cell office:value-type="string">
            <text:p>J:5:01111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B19]*8" office:value-type="float" office:value="40">
            <text:p>40</text:p>
          </table:table-cell>
          <table:table-cell table:formula="of:= [.B19]*5" office:value-type="float" office:value="25">
            <text:p>25</text:p>
          </table:table-cell>
          <table:table-cell table:formula="of:=[.B19]*[.C19]" office:value-type="float" office:value="35">
            <text:p>35</text:p>
          </table:table-cell>
          <table:table-cell table:formula="of:=[.B19]/[.B$28]" office:value-type="float" office:value="0.010351966873706">
            <text:p>0,0103519669</text:p>
          </table:table-cell>
          <table:table-cell table:formula="of:= LN([.G19]) / LN(2) *(-1)" office:value-type="float" office:value="6.59395128394841">
            <text:p>6,5939512839</text:p>
          </table:table-cell>
          <table:table-cell table:formula="of:=[.G19]*[.H19]" office:value-type="float" office:value="0.0682603652582651">
            <text:p>0,0682603653</text:p>
          </table:table-cell>
        </table:table-row>
        <table:table-row table:style-name="ro1">
          <table:table-cell office:value-type="string">
            <text:p>L:30:1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B20]*8" office:value-type="float" office:value="240">
            <text:p>240</text:p>
          </table:table-cell>
          <table:table-cell table:formula="of:= [.B20]*5" office:value-type="float" office:value="150">
            <text:p>150</text:p>
          </table:table-cell>
          <table:table-cell table:formula="of:=[.B20]*[.C20]" office:value-type="float" office:value="120">
            <text:p>120</text:p>
          </table:table-cell>
          <table:table-cell table:formula="of:=[.B20]/[.B$28]" office:value-type="float" office:value="0.062111801242236">
            <text:p>0,0621118012</text:p>
          </table:table-cell>
          <table:table-cell table:formula="of:= LN([.G20]) / LN(2) *(-1)" office:value-type="float" office:value="4.00898878322726">
            <text:p>4,0089887832</text:p>
          </table:table-cell>
          <table:table-cell table:formula="of:=[.G20]*[.H20]" office:value-type="float" office:value="0.249005514486165">
            <text:p>0,2490055145</text:p>
          </table:table-cell>
        </table:table-row>
        <table:table-row table:style-name="ro1">
          <table:table-cell office:value-type="string">
            <text:p>N:31:100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B21]*8" office:value-type="float" office:value="248">
            <text:p>248</text:p>
          </table:table-cell>
          <table:table-cell table:formula="of:= [.B21]*5" office:value-type="float" office:value="155">
            <text:p>155</text:p>
          </table:table-cell>
          <table:table-cell table:formula="of:=[.B21]*[.C21]" office:value-type="float" office:value="124">
            <text:p>124</text:p>
          </table:table-cell>
          <table:table-cell table:formula="of:=[.B21]/[.B$28]" office:value-type="float" office:value="0.0641821946169772">
            <text:p>0,0641821946</text:p>
          </table:table-cell>
          <table:table-cell table:formula="of:= LN([.G21]) / LN(2) *(-1)" office:value-type="float" office:value="3.9616830684489">
            <text:p>3,9616830684</text:p>
          </table:table-cell>
          <table:table-cell table:formula="of:=[.G21]*[.H21]" office:value-type="float" office:value="0.254269513709971">
            <text:p>0,2542695137</text:p>
          </table:table-cell>
        </table:table-row>
        <table:table-row table:style-name="ro1">
          <table:table-cell office:value-type="string">
            <text:p>S:32:101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B22]*8" office:value-type="float" office:value="256">
            <text:p>256</text:p>
          </table:table-cell>
          <table:table-cell table:formula="of:= [.B22]*5" office:value-type="float" office:value="160">
            <text:p>160</text:p>
          </table:table-cell>
          <table:table-cell table:formula="of:=[.B22]*[.C22]" office:value-type="float" office:value="128">
            <text:p>128</text:p>
          </table:table-cell>
          <table:table-cell table:formula="of:=[.B22]/[.B$28]" office:value-type="float" office:value="0.0662525879917184">
            <text:p>0,066252588</text:p>
          </table:table-cell>
          <table:table-cell table:formula="of:= LN([.G22]) / LN(2) *(-1)" office:value-type="float" office:value="3.91587937883577">
            <text:p>3,9158793788</text:p>
          </table:table-cell>
          <table:table-cell table:formula="of:=[.G22]*[.H22]" office:value-type="float" office:value="0.259437143111273">
            <text:p>0,2594371431</text:p>
          </table:table-cell>
        </table:table-row>
        <table:table-row table:style-name="ro1">
          <table:table-cell office:value-type="string">
            <text:p>I:38:101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B23]*8" office:value-type="float" office:value="304">
            <text:p>304</text:p>
          </table:table-cell>
          <table:table-cell table:formula="of:= [.B23]*5" office:value-type="float" office:value="190">
            <text:p>190</text:p>
          </table:table-cell>
          <table:table-cell table:formula="of:=[.B23]*[.C23]" office:value-type="float" office:value="152">
            <text:p>152</text:p>
          </table:table-cell>
          <table:table-cell table:formula="of:=[.B23]/[.B$28]" office:value-type="float" office:value="0.0786749482401656">
            <text:p>0,0786749482</text:p>
          </table:table-cell>
          <table:table-cell table:formula="of:= LN([.G23]) / LN(2) *(-1)" office:value-type="float" office:value="3.66795186539219">
            <text:p>3,6679518654</text:p>
          </table:table-cell>
          <table:table-cell table:formula="of:=[.G23]*[.H23]" office:value-type="float" office:value="0.288575923157149">
            <text:p>0,2885759232</text:p>
          </table:table-cell>
        </table:table-row>
        <table:table-row table:style-name="ro1">
          <table:table-cell office:value-type="string">
            <text:p>E:71:11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table:formula="of:=[.B24]*8" office:value-type="float" office:value="568">
            <text:p>568</text:p>
          </table:table-cell>
          <table:table-cell table:formula="of:= [.B24]*5" office:value-type="float" office:value="355">
            <text:p>355</text:p>
          </table:table-cell>
          <table:table-cell table:formula="of:=[.B24]*[.C24]" office:value-type="float" office:value="213">
            <text:p>213</text:p>
          </table:table-cell>
          <table:table-cell table:formula="of:=[.B24]/[.B$28]" office:value-type="float" office:value="0.146997929606625">
            <text:p>0,1469979296</text:p>
          </table:table-cell>
          <table:table-cell table:formula="of:= LN([.G24]) / LN(2) *(-1)" office:value-type="float" office:value="2.76613225933109">
            <text:p>2,7661322593</text:p>
          </table:table-cell>
          <table:table-cell table:formula="of:=[.G24]*[.H24]" office:value-type="float" office:value="0.406615715139767">
            <text:p>0,4066157151</text:p>
          </table:table-cell>
        </table:table-row>
        <table:table-row table:style-name="ro1">
          <table:table-cell office:value-type="string">
            <text:p>T:39:111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B25]*8" office:value-type="float" office:value="312">
            <text:p>312</text:p>
          </table:table-cell>
          <table:table-cell table:formula="of:= [.B25]*5" office:value-type="float" office:value="195">
            <text:p>195</text:p>
          </table:table-cell>
          <table:table-cell table:formula="of:=[.B25]*[.C25]" office:value-type="float" office:value="156">
            <text:p>156</text:p>
          </table:table-cell>
          <table:table-cell table:formula="of:=[.B25]/[.B$28]" office:value-type="float" office:value="0.0807453416149068">
            <text:p>0,0807453416</text:p>
          </table:table-cell>
          <table:table-cell table:formula="of:= LN([.G25]) / LN(2) *(-1)" office:value-type="float" office:value="3.63047715997352">
            <text:p>3,63047716</text:p>
          </table:table-cell>
          <table:table-cell table:formula="of:=[.G25]*[.H25]" office:value-type="float" office:value="0.293144118507179">
            <text:p>0,2931441185</text:p>
          </table:table-cell>
        </table:table-row>
        <table:table-row table:style-name="ro1">
          <table:table-cell office:value-type="string">
            <text:p>U:41:111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B26]*8" office:value-type="float" office:value="328">
            <text:p>328</text:p>
          </table:table-cell>
          <table:table-cell table:formula="of:= [.B26]*5" office:value-type="float" office:value="205">
            <text:p>205</text:p>
          </table:table-cell>
          <table:table-cell table:formula="of:=[.B26]*[.C26]" office:value-type="float" office:value="164">
            <text:p>164</text:p>
          </table:table-cell>
          <table:table-cell table:formula="of:=[.B26]/[.B$28]" office:value-type="float" office:value="0.0848861283643892">
            <text:p>0,0848861284</text:p>
          </table:table-cell>
          <table:table-cell table:formula="of:= LN([.G26]) / LN(2) *(-1)" office:value-type="float" office:value="3.55832737421769">
            <text:p>3,5583273742</text:p>
          </table:table-cell>
          <table:table-cell table:formula="of:=[.G26]*[.H26]" office:value-type="float" office:value="0.302052634250363">
            <text:p>0,3020526343</text:p>
          </table:table-cell>
        </table:table-row>
        <table:table-row table:style-name="ro1">
          <table:table-cell table:number-columns-repeated="6"/>
          <table:table-cell office:value-type="string">
            <text:p>Proba</text:p>
          </table:table-cell>
          <table:table-cell table:number-columns-repeated="2"/>
        </table:table-row>
        <table:table-row table:style-name="ro1">
          <table:table-cell/>
          <table:table-cell table:formula="of:=SUM([.B1:.B26])" office:value-type="float" office:value="483">
            <text:p>483</text:p>
          </table:table-cell>
          <table:table-cell table:formula="of:= SUM([.C1:.C26])/26" office:value-type="float" office:value="5.76923076923077">
            <text:p>5,7692307692</text:p>
          </table:table-cell>
          <table:table-cell table:formula="of:= SUM([.D1:.D26])" office:value-type="float" office:value="3864">
            <text:p>3864</text:p>
          </table:table-cell>
          <table:table-cell table:formula="of:= SUM([.E1:.E26])" office:value-type="float" office:value="2415">
            <text:p>2415</text:p>
          </table:table-cell>
          <table:table-cell table:formula="of:= SUM([.F1:.F26])" office:value-type="float" office:value="1962">
            <text:p>1962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1:.I26])" office:value-type="float" office:value="4.02951902600849">
            <text:p>4,029519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1-27T11:45:52</dc:date>
    <dc:creator>Ferlicot Cyril</dc:creator>
    <meta:editing-duration>P0D</meta:editing-duration>
    <meta:editing-cycles>1</meta:editing-cycles>
    <meta:document-statistic meta:table-count="1" meta:cell-count="241" meta:object-count="0"/>
  </office:meta>
</office:document-meta>
</file>